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3300000081A36005102A01648E.png" manifest:media-type="image/png"/>
  <manifest:file-entry manifest:full-path="Pictures/1000020100000333000000AE86AEDA6FEE9F33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25bc1b" officeooo:paragraph-rsid="0025bc1b"/>
    </style:style>
    <style:style style:name="P2" style:family="paragraph" style:parent-style-name="Standard">
      <style:paragraph-properties fo:text-align="center" style:justify-single-word="false" style:border-line-width="0.026cm 0.026cm 0.002cm" fo:padding="0.049cm" fo:border="0.26pt double #333333"/>
      <style:text-properties fo:color="#333333" style:font-name="Arial" fo:font-size="40pt" fo:font-weight="bold" officeooo:rsid="001ef199" officeooo:paragraph-rsid="001ef199" fo:background-color="transparent" style:font-size-asian="40pt" style:font-weight-asian="bold" style:font-size-complex="40pt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paragraph-properties fo:text-align="center" style:justify-single-word="false" fo:padding="0cm" fo:border="none"/>
      <style:text-properties fo:color="#333333" style:font-name="Arial" fo:font-size="32pt" fo:font-weight="normal" officeooo:rsid="001ef199" officeooo:paragraph-rsid="002149ef" fo:background-color="transparent" style:font-size-asian="28pt" style:font-weight-asian="normal" style:font-size-complex="3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20pt" officeooo:rsid="002725ff" officeooo:paragraph-rsid="002725ff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Arial" fo:font-size="26pt" fo:font-weight="bold" officeooo:rsid="002149ef" officeooo:paragraph-rsid="002149ef" style:font-size-asian="26pt" style:font-weight-asian="bold" style:font-size-complex="26pt" style:font-weight-complex="bold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true">
        <form:form form:name="Formulaire" form:apply-filter="true" form:command-type="query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ateriaux"/>
      </text:sequence-decls>
      <text:user-field-decls>
        <text:user-field-decl office:value-type="string" office:string-value="" text:name="categorie"/>
        <text:user-field-decl office:value-type="string" office:string-value="" text:name="date"/>
      </text:user-field-decls>
      <text:p text:style-name="P3"/>
      <text:p text:style-name="Header"/>
      <text:p text:style-name="Standard"/>
      <text:p text:style-name="Standard"/>
      <text:p text:style-name="P1">{date}</text:p>
      <text:p text:style-name="Standard"/>
      <text:p text:style-name="P2">DOE</text:p>
      <table:table table:name="Tableau1" table:style-name="Tableau1">
        <table:table-column table:style-name="Tableau1.A" table:number-columns-repeated="3"/>
        <table:table-row>
          <table:table-cell table:style-name="Tableau1.A1" table:number-columns-spanned="3" office:value-type="string">
            <text:p text:style-name="P6">MATERIAUX UTILISES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5">{#materiaux}.{categorie}</text:p>
          </table:table-cell>
          <table:table-cell table:style-name="Tableau1.A2" office:value-type="string">
            <text:p text:style-name="P5">{marque}</text:p>
          </table:table-cell>
          <table:table-cell table:style-name="Tableau1.C2" office:value-type="string">
            <text:p text:style-name="P5">{reference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ns_20_nom1" style:display-name="Sans nom1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draw:frame draw:style-name="Mfr1" draw:name="Image4" text:anchor-type="paragraph" svg:x="-1.501cm" svg:width="19.505cm" svg:height="3.611cm" draw:z-index="0"><draw:image xlink:href="Pictures/1000020100000333000000AE86AEDA6FEE9F3386.png" xlink:type="simple" xlink:show="embed" xlink:actuate="onLoad"/></draw:frame></text:p>
      </style:header>
      <style:footer>
        <text:p text:style-name="Footer"><draw:frame draw:style-name="Mfr2" draw:name="Image3" text:anchor-type="paragraph" svg:x="-1.501cm" svg:width="20.006cm" svg:height="2.676cm" draw:z-index="1"><draw:image xlink:href="Pictures/100002010000033300000081A36005102A01648E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1:27:45.428912582</meta:creation-date>
    <dc:date>2017-12-03T22:54:37.948912680</dc:date>
    <meta:editing-duration>PT30M58S</meta:editing-duration>
    <meta:editing-cycles>6</meta:editing-cycles>
    <meta:generator>LibreOffice/5.1.6.2$Linux_X86_64 LibreOffice_project/10m0$Build-2</meta:generator>
    <meta:document-statistic meta:table-count="1" meta:image-count="2" meta:object-count="0" meta:page-count="2" meta:paragraph-count="6" meta:word-count="7" meta:character-count="70" meta:non-whitespace-character-count="69"/>
  </office:meta>
</office:document-meta>
</file>